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  <delta:change-transaction delta:change-id="ct2">
          <delta:change-info>
            <dc:creator>Joe Bloggs</dc:creator>
            <dc:date>2010-06-23T12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move Span Then Remove Paragraph</text:h>
      <text:p text:style-name="Text_20_body">In this example, the following paragraph contains some bold words. Version 2 will remove the styling on those words and version 3 will remove the paragraph.</text:p>
      <delta:removed-content delta:removal-change-idref="ct2">
        <text:p text:style-name="Text_20_body">This paragraph will be removed in v3. <delta:remove-leaving-content-start delta:removal-change-idref="ct1" delta:end-element-idref="end1"><text:span text:style-name="T1"/></delta:remove-leaving-content-start>These words will be made plain in v2.<delta:remove-leaving-content-end delta:end-element-id="end1"/> These words are unstyled.</text:p>
      </delta:removed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5T11:59:02</meta:creation-date>
    <meta:document-statistic meta:table-count="0" meta:image-count="0" meta:object-count="0" meta:page-count="1" meta:paragraph-count="3" meta:word-count="50" meta:character-count="290"/>
    <dc:date>2010-06-25T12:00:53</dc:date>
    <dc:creator>Tristan Mitchell</dc:creator>
    <meta:editing-duration>PT00H01M52S</meta:editing-duration>
    <meta:editing-cycles>1</meta:editing-cycles>
    <meta:generator>OpenOffice.org/3.2$Unix OpenOffice.org_project/320m18$Build-9502</meta:generator>
  </office:meta>
</office:document-meta>
</file>